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" style:parent-style-name="E0" style:list-style-name="WWNum1" style:family="paragraph">
      <style:paragraph-properties fo:margin-left="0.9847in" fo:text-indent="-0.2951in">
        <style:tab-stops>
          <style:tab-stop style:type="left" style:position="0.9847in"/>
        </style:tab-stops>
      </style:paragraph-properties>
    </style:style>
    <style:style style:name="P4" style:parent-style-name="E0" style:list-style-name="WWNum1" style:family="paragraph">
      <style:paragraph-properties fo:margin-left="0.9847in" fo:text-indent="-0.2951in">
        <style:tab-stops>
          <style:tab-stop style:type="left" style:position="0.9847in"/>
        </style:tab-stops>
      </style:paragraph-properties>
    </style:style>
    <style:style style:name="P5" style:parent-style-name="E0" style:list-style-name="WWNum1" style:family="paragraph">
      <style:paragraph-properties fo:margin-left="0.9847in" fo:text-indent="-0.2951in">
        <style:tab-stops>
          <style:tab-stop style:type="left" style:position="0.9847in"/>
        </style:tab-stops>
      </style:paragraph-properties>
    </style:style>
    <style:style style:name="P6" style:parent-style-name="E0" style:list-style-name="WWNum1" style:family="paragraph">
      <style:paragraph-properties fo:margin-left="0.9847in" fo:text-indent="-0.2951in">
        <style:tab-stops>
          <style:tab-stop style:type="left" style:position="0.9847in"/>
        </style:tab-stops>
      </style:paragraph-properties>
    </style:style>
    <style:style style:name="P7" style:parent-style-name="E0" style:list-style-name="WWNum1" style:family="paragraph">
      <style:paragraph-properties fo:margin-left="0.9847in" fo:text-indent="-0.2951in">
        <style:tab-stops>
          <style:tab-stop style:type="left" style:position="0.9847in"/>
        </style:tab-stops>
      </style:paragraph-properties>
    </style:style>
    <style:style style:name="T8" style:parent-style-name="Основнойшрифтабзаца" style:family="text">
      <style:text-properties fo:language="en" fo:country="US"/>
    </style:style>
    <style:style style:name="P9" style:parent-style-name="E0" style:list-style-name="WWNum1" style:family="paragraph">
      <style:paragraph-properties fo:margin-left="0.9847in" fo:text-indent="-0.2951in">
        <style:tab-stops>
          <style:tab-stop style:type="left" style:position="0.9847in"/>
        </style:tab-stops>
      </style:paragraph-properties>
    </style:style>
    <style:style style:name="T10" style:parent-style-name="Основнойшрифтабзаца" style:family="text">
      <style:text-properties fo:language="en" fo:country="US"/>
    </style:style>
    <style:style style:name="P11" style:parent-style-name="E0" style:list-style-name="WWNum1" style:family="paragraph">
      <style:paragraph-properties fo:margin-left="0.9847in" fo:text-indent="-0.2951in">
        <style:tab-stops>
          <style:tab-stop style:type="left" style:position="0.9847in"/>
        </style:tab-stops>
      </style:paragraph-properties>
    </style:style>
    <style:style style:name="T12" style:parent-style-name="Основнойшрифтабзаца" style:family="text">
      <style:text-properties fo:language="en" fo:country="US"/>
    </style:style>
    <style:style style:name="P13" style:parent-style-name="E0" style:list-style-name="WWNum1" style:family="paragraph">
      <style:paragraph-properties fo:margin-left="0.9847in" fo:text-indent="-0.2951in">
        <style:tab-stops>
          <style:tab-stop style:type="left" style:position="0.9847in"/>
        </style:tab-stops>
      </style:paragraph-properties>
    </style:style>
    <style:style style:name="P14" style:parent-style-name="E1" style:family="paragraph">
      <style:paragraph-properties fo:text-indent="0in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P41" style:parent-style-name="ГОСТ7.32" style:family="paragraph">
      <style:paragraph-properties fo:text-align="center" fo:text-indent="-0.6895in"/>
      <style:text-properties fo:font-weight="bold" style:font-weight-asian="bold" fo:font-size="18pt" style:font-size-asian="18pt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P44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45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46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47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48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49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50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51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52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5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5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57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P58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59" style:parent-style-name="Основнойшрифтабзаца" style:family="text">
      <style:text-properties style:font-name="Consolas" fo:color="#569CD6" fo:font-size="10.5pt" style:font-size-asian="10.5pt" style:font-size-complex="10.5pt" style:language-asian="ru" style:country-asian="RU"/>
    </style:style>
    <style:style style:name="T60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P61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style:language-asian="ru" style:country-asian="RU" fo:hyphenate="true"/>
    </style:style>
    <style:style style:name="P62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63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64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6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66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 style:language-asian="ru" style:country-asian="RU"/>
    </style:style>
    <style:style style:name="T6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68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6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70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 style:language-asian="ru" style:country-asian="RU"/>
    </style:style>
    <style:style style:name="T7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72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7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74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 style:language-asian="ru" style:country-asian="RU"/>
    </style:style>
    <style:style style:name="T7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76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77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79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 style:language-asian="ru" style:country-asian="RU"/>
    </style:style>
    <style:style style:name="T8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81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82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8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84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85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86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87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88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89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90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91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92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93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94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9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96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97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98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99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100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01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102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03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104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05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106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07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108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09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T110" style:parent-style-name="Основнойшрифтабзаца" style:family="text">
      <style:text-properties style:font-name="Consolas" fo:color="#B5CEA8" fo:font-size="10.5pt" style:font-size-asian="10.5pt" style:font-size-complex="10.5pt" style:language-asian="ru" style:country-asian="RU"/>
    </style:style>
    <style:style style:name="T111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T112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113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style:language-asian="ru" style:country-asian="RU" fo:hyphenate="true"/>
    </style:style>
    <style:style style:name="P114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15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11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11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11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119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2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121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22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123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24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125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2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127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T128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129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130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31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T13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133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134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3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13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13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138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13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140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4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14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P143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144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145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4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14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148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 style:language-asian="ru" style:country-asian="RU"/>
    </style:style>
    <style:style style:name="T14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150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51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152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53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154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155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156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157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158" style:parent-style-name="Обычный" style:family="paragraph">
      <style:text-properties fo:language="en" fo:country="US"/>
    </style:style>
    <style:style style:name="P159" style:parent-style-name="Обычный" style:family="paragraph">
      <style:paragraph-properties fo:break-before="page" fo:text-align="start" fo:line-height="100%"/>
      <style:text-properties fo:language="en" fo:country="US"/>
    </style:style>
    <style:style style:name="P160" style:parent-style-name="ГОСТ7.32" style:family="paragraph">
      <style:paragraph-properties fo:text-align="center" fo:text-indent="-0.6895in"/>
      <style:text-properties fo:font-weight="bold" style:font-weight-asian="bold" fo:font-size="18pt" style:font-size-asian="18pt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P163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64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65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66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67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68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69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170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P171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72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17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17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17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176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77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17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179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80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18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182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8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1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185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86" style:parent-style-name="Основнойшрифтабзаца" style:family="text">
      <style:text-properties style:font-name="Consolas" fo:color="#569CD6" fo:font-size="10.5pt" style:font-size-asian="10.5pt" style:font-size-complex="10.5pt" style:language-asian="ru" style:country-asian="RU"/>
    </style:style>
    <style:style style:name="T187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P188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style:language-asian="ru" style:country-asian="RU" fo:hyphenate="true"/>
    </style:style>
    <style:style style:name="P189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90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191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9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193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 style:language-asian="ru" style:country-asian="RU"/>
    </style:style>
    <style:style style:name="T19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195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19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197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 style:language-asian="ru" style:country-asian="RU"/>
    </style:style>
    <style:style style:name="T19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199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00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201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 style:language-asian="ru" style:country-asian="RU"/>
    </style:style>
    <style:style style:name="T20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203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204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0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206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 style:language-asian="ru" style:country-asian="RU"/>
    </style:style>
    <style:style style:name="T20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208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0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210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 style:language-asian="ru" style:country-asian="RU"/>
    </style:style>
    <style:style style:name="T211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212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213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14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215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216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217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218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19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220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21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22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23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24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25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26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27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28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29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30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P231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3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233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34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35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36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37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38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39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40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41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P242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43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244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T245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246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47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T248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249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50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T251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25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253" style:parent-style-name="Основнойшрифтабзаца" style:family="text">
      <style:text-properties style:font-name="Consolas" fo:color="#569CD6" fo:font-size="10.5pt" style:font-size-asian="10.5pt" style:font-size-complex="10.5pt" fo:language="en" fo:country="US" style:language-asian="ru" style:country-asian="RU"/>
    </style:style>
    <style:style style:name="T25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255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56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257" style:parent-style-name="Основнойшрифтабзаца" style:family="text">
      <style:text-properties style:font-name="Consolas" fo:color="#CE9178" fo:font-size="10.5pt" style:font-size-asian="10.5pt" style:font-size-complex="10.5pt" fo:language="en" fo:country="US" style:language-asian="ru" style:country-asian="RU"/>
    </style:style>
    <style:style style:name="T258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259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60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61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62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63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64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65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66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T267" style:parent-style-name="Основнойшрифтабзаца" style:family="text">
      <style:text-properties style:font-name="Consolas" fo:color="#6A9955" fo:font-size="10.5pt" style:font-size-asian="10.5pt" style:font-size-complex="10.5pt" fo:language="en" fo:country="US" style:language-asian="ru" style:country-asian="RU"/>
    </style:style>
    <style:style style:name="T268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269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270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271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72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T273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T274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275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style:language-asian="ru" style:country-asian="RU" fo:hyphenate="true"/>
    </style:style>
    <style:style style:name="P276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77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T278" style:parent-style-name="Основнойшрифтабзаца" style:family="text">
      <style:text-properties style:font-name="Consolas" fo:color="#B5CEA8" fo:font-size="10.5pt" style:font-size-asian="10.5pt" style:font-size-complex="10.5pt" style:language-asian="ru" style:country-asian="RU"/>
    </style:style>
    <style:style style:name="T279" style:parent-style-name="Основнойшрифтабзаца" style:family="text">
      <style:text-properties style:font-name="Consolas" fo:color="#B5CEA8" fo:font-size="10.5pt" style:font-size-asian="10.5pt" style:font-size-complex="10.5pt" style:language-asian="ru" style:country-asian="RU"/>
    </style:style>
    <style:style style:name="T280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T281" style:parent-style-name="Основнойшрифтабзаца" style:family="text">
      <style:text-properties style:font-name="Consolas" fo:color="#6A9955" fo:font-size="10.5pt" style:font-size-asian="10.5pt" style:font-size-complex="10.5pt" style:language-asian="ru" style:country-asian="RU"/>
    </style:style>
    <style:style style:name="P282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fo:hyphenate="true"/>
    </style:style>
    <style:style style:name="T283" style:parent-style-name="Основнойшрифтабзаца" style:family="text">
      <style:text-properties style:font-name="Consolas" fo:color="#D4D4D4" fo:font-size="10.5pt" style:font-size-asian="10.5pt" style:font-size-complex="10.5pt" style:language-asian="ru" style:country-asian="RU"/>
    </style:style>
    <style:style style:name="T284" style:parent-style-name="Основнойшрифтабзаца" style:family="text">
      <style:text-properties style:font-name="Consolas" fo:color="#D4D4D4" fo:font-size="10.5pt" style:font-size-asian="10.5pt" style:font-size-complex="10.5pt" fo:language="en" fo:country="US" style:language-asian="ru" style:country-asian="RU"/>
    </style:style>
    <style:style style:name="P285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286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287" style:parent-style-name="Обычный" style:family="paragraph">
      <style:paragraph-properties fo:widows="2" fo:orphans="2" fo:text-align="start" style:vertical-align="auto" style:line-height-at-least="0.1979in" fo:background-color="#1E1E1E"/>
      <style:text-properties style:font-name="Consolas" fo:color="#D4D4D4" fo:font-size="10.5pt" style:font-size-asian="10.5pt" style:font-size-complex="10.5pt" fo:language="en" fo:country="US" style:language-asian="ru" style:country-asian="RU" fo:hyphenate="true"/>
    </style:style>
    <style:style style:name="P288" style:parent-style-name="Обычный" style:family="paragraph">
      <style:text-properties fo:language="en" fo:country="US"/>
    </style:style>
    <style:style style:name="P289" style:parent-style-name="ГОСТ7.32" style:family="paragraph">
      <style:text-properties fo:language="en" fo:country="US"/>
    </style:style>
  </office:automatic-styles>
  <office:body>
    <office:text text:use-soft-page-breaks="true">
      <text:p text:style-name="P1"><text:span text:style-name="T2">ТЕСТОВОЕ ЗАДАНИЕ</text:span></text:p>
      <text:p text:style-name="E">Тестовое задание на разработку приложения.</text:p>
      <text:p text:style-name="E">Приложение должно:</text:p>
      <text:list text:style-name="WWNum1">
        <text:list-item>
          <text:p text:style-name="P3">получать список доступных WiFi сетей;</text:p>
        </text:list-item>
        <text:list-item>
          <text:p text:style-name="P4">формировать сортированный список сетей по критерию уровня сигнала;</text:p>
        </text:list-item>
        <text:list-item>
          <text:p text:style-name="P5">сформированный список сетей должен передаваться по сети с использованием протокола TCP при этом, приложение должно выступать в роли клиента.</text:p>
        </text:list-item>
      </text:list>
      <text:p text:style-name="E">Список, формируемый приложением должен содержать:</text:p>
      <text:list text:style-name="WWNum1" text:continue-numbering="true">
        <text:list-item>
          <text:p text:style-name="P6">имя сети;</text:p>
        </text:list-item>
        <text:list-item>
          <text:p text:style-name="P7"><text:span text:style-name="T8">BSSD;</text:span></text:p>
        </text:list-item>
        <text:list-item>
          <text:p text:style-name="P9">№<text:s/><text:span text:style-name="T10">канала;</text:span></text:p>
        </text:list-item>
        <text:list-item>
          <text:p text:style-name="P11">тип шифрования<text:span text:style-name="T12">;</text:span></text:p>
        </text:list-item>
        <text:list-item>
          <text:p text:style-name="P13">уровень сигнала сети</text:p>
        </text:list-item>
      </text:list>
      <text:p text:style-name="P14">для каждой из сетей в отдельности.</text:p>
      <text:p text:style-name="E">Список должен передаваться в текстовом виде.</text:p>
      <text:p text:style-name="E">Опрос доступных<text:s/><text:span text:style-name="T15">WiFi</text:span><text:s/>сетей должен осуществляться с периодичностью, задаваемой в конфигурационном файле.</text:p>
      <text:p text:style-name="E">Прием списка сетей по протоколу<text:s/><text:span text:style-name="T16">TCP</text:span><text:s/>может осуществляться посредством стандартных консольных утилит.</text:p>
      <text:p text:style-name="E">Среда и язык программирования – на усмотрение разработчика.</text:p>
      <text:p text:style-name="E">В качестве операционной системы должна использоваться ОС семейства<text:s/><text:span text:style-name="T17">Linux</text:span>.</text:p>
      <text:p text:style-name="E"/>
      <text:p text:style-name="E"/>
      <text:p text:style-name="E"/>
      <text:p text:style-name="E"/>
      <text:p text:style-name="E"/>
      <text:p text:style-name="E"/>
      <text:p text:style-name="E"/>
      <text:soft-page-break/>
      <text:p text:style-name="ГОСТ7.32">Для функционирования разработанной программы необходимы следующие сторонние программные<text:s/>средства: интерпретатор языка Python (версия 3.8.0) и установленный модуль toml.</text:p>
      <text:p text:style-name="ГОСТ7.32">Установка модуля<text:s/><text:span text:style-name="T18">toml</text:span><text:s/>происходит с помощью команды терминала<text:s/><text:span text:style-name="T19">Linux</text:span>/командной строки<text:s/><text:span text:style-name="T20">Windows</text:span>/<text:span text:style-name="T21">shell</text:span>:</text:p>
      <text:p text:style-name="ГОСТ7.32"><text:span text:style-name="T22">pip</text:span><text:s/><text:span text:style-name="T23">install</text:span><text:s/><text:span text:style-name="T24">toml</text:span></text:p>
      <text:p text:style-name="ГОСТ7.32"><text:span text:style-name="T25">TOML</text:span><text:s/>- минимальным формат файла конфигурации, который легко<text:s/>читать из-за очевидной семантики.<text:s/><text:span text:style-name="T26">TOML</text:span><text:s/>предназначен для однозначного сопоставления с хеш-таблицей.<text:s/><text:span text:style-name="T27">TOML</text:span><text:s/>легко разбирается в структуры данных на самых разных языках.</text:p>
      <text:p text:style-name="ГОСТ7.32">Основным строительным блоком документа<text:s/><text:span text:style-name="T28">TOML</text:span><text:s/>является пара ключ / значение.</text:p>
      <text:p text:style-name="ГОСТ7.32">Ключи находятся<text:s/>слева от знака равенства, а значения - справа. Пробелы игнорируются вокруг имен и значений ключей. Ключ, знак равенства и значение должны быть в одной строке (хотя некоторые значения могут быть разбиты на несколько строк).</text:p>
      <text:p text:style-name="ГОСТ7.32">ключ = " значение "</text:p>
      <text:p text:style-name="ГОСТ7.32">В данной программе, в файле<text:s/><text:span text:style-name="T29">config</text:span>.<text:span text:style-name="T30">toml</text:span>, находится конфигурационный файл, со следующими параметрами:</text:p>
      <text:p text:style-name="ГОСТ7.32"><text:span text:style-name="T31">host ='localhost' -</text:span>адрес<text:span text:style-name="T32"><text:s/></text:span>сервера</text:p>
      <text:p text:style-name="ГОСТ7.32"><text:span text:style-name="T33">port =7777</text:span><text:span text:style-name="T34"><text:tab/><text:s text:c="7"/>-<text:s/></text:span>порт</text:p>
      <text:p text:style-name="ГОСТ7.32"><text:span text:style-name="T35">timeout=10 <text:s text:c="8"/>-<text:s/></text:span>периодичность<text:span text:style-name="T36"><text:s/></text:span>опроса</text:p>
      <text:p text:style-name="ГОСТ7.32"><text:span text:style-name="T37">command='nmcli<text:s/></text:span><text:span text:style-name="T38">–t<text:s/></text:span><text:span text:style-name="T39">-f SIGNAL,SSID,BSSID,CHAN,SECURITY device wifi list'</text:span><text:span text:style-name="T40"><text:s text:c="5"/>-bash-</text:span>скрипт</text:p>
      <text:p text:style-name="ГОСТ7.32">size=4096 -размер данных в байтах</text:p>
      <text:p text:style-name="ГОСТ7.32"/>
      <text:p text:style-name="ГОСТ7.32"/>
      <text:p text:style-name="ГОСТ7.32"/>
      <text:p text:style-name="ГОСТ7.32"/>
      <text:p text:style-name="ГОСТ7.32"/>
      <text:p text:style-name="P41">Сервер</text:p>
      <text:p text:style-name="Обычный">Исходный текст файла<text:s/><text:span text:style-name="T42">server</text:span>.<text:span text:style-name="T43">py</text:span></text:p>
      <text:p text:style-name="P44"><text:span text:style-name="T45">#!/</text:span><text:span text:style-name="T46">usr</text:span><text:span text:style-name="T47">/</text:span><text:span text:style-name="T48">bin</text:span><text:span text:style-name="T49">/</text:span><text:span text:style-name="T50">python</text:span><text:span text:style-name="T51">3</text:span></text:p>
      <text:p text:style-name="P52"><text:span text:style-name="T53">from</text:span><text:span text:style-name="T54"> socket </text:span><text:span text:style-name="T55">import</text:span><text:span text:style-name="T56"> </text:span><text:span text:style-name="T57">*</text:span></text:p>
      <text:p text:style-name="P58"><text:span text:style-name="T59">import</text:span><text:span text:style-name="T60"> toml </text:span></text:p>
      <text:p text:style-name="P61"/>
      <text:p text:style-name="P62"><text:span text:style-name="T63"># Загружаем данные конфигурации из файла config.toml</text:span></text:p>
      <text:p text:style-name="P64"><text:span text:style-name="T65">config=toml.load(</text:span><text:span text:style-name="T66">"config.toml"</text:span><text:span text:style-name="T67">)</text:span></text:p>
      <text:p text:style-name="P68"><text:span text:style-name="T69">port = config[</text:span><text:span text:style-name="T70">'port'</text:span><text:span text:style-name="T71">]</text:span></text:p>
      <text:p text:style-name="P72"><text:span text:style-name="T73">host = config[</text:span><text:span text:style-name="T74">'host'</text:span><text:span text:style-name="T75">]</text:span></text:p>
      <text:p text:style-name="P76">addr = (host,port)</text:p>
      <text:p text:style-name="P77"><text:span text:style-name="T78">size=config[</text:span><text:span text:style-name="T79">'size'</text:span><text:span text:style-name="T80">]</text:span></text:p>
      <text:p text:style-name="P81"/>
      <text:p text:style-name="P82"><text:span text:style-name="T83">tcp_socket = socket(AF_INET, SOCK_STREAM)  </text:span><text:span text:style-name="T84"># </text:span><text:span text:style-name="T85">Открываем</text:span><text:span text:style-name="T86"> </text:span><text:span text:style-name="T87">сокет</text:span><text:span text:style-name="T88"> </text:span><text:span text:style-name="T89">с</text:span><text:span text:style-name="T90"> </text:span><text:span text:style-name="T91">параметрами</text:span><text:span text:style-name="T92"> </text:span><text:span text:style-name="T93">сети</text:span></text:p>
      <text:p text:style-name="P94"><text:span text:style-name="T95">tcp_socket.bind(addr)                      </text:span><text:span text:style-name="T96"># C</text:span><text:span text:style-name="T97">вязывае</text:span><text:span text:style-name="T98">v </text:span><text:span text:style-name="T99">адрес</text:span><text:span text:style-name="T100"> </text:span><text:span text:style-name="T101">и</text:span><text:span text:style-name="T102"> </text:span><text:span text:style-name="T103">порт</text:span><text:span text:style-name="T104"> </text:span><text:span text:style-name="T105">с</text:span><text:span text:style-name="T106"> </text:span><text:span text:style-name="T107">сокетом</text:span></text:p>
      <text:p text:style-name="P108"><text:span text:style-name="T109">tcp_socket.listen(</text:span><text:span text:style-name="T110">5</text:span><text:span text:style-name="T111">)                       </text:span><text:span text:style-name="T112"># Устанавливаем количество клиентских соединений, которые будет обслуживать операционная система.</text:span></text:p>
      <text:p text:style-name="P113"/>
      <text:p text:style-name="P114"><text:span text:style-name="T115">while</text:span><text:span text:style-name="T116"> </text:span><text:span text:style-name="T117">True</text:span><text:span text:style-name="T118">:</text:span></text:p>
      <text:p text:style-name="P119"><text:span text:style-name="T120">    conn, addr = tcp_socket.accept()       </text:span><text:span text:style-name="T121"># </text:span><text:span text:style-name="T122">Принимаем</text:span><text:span text:style-name="T123"> </text:span><text:span text:style-name="T124">запрос</text:span></text:p>
      <text:p text:style-name="P125"><text:span text:style-name="T126">    </text:span><text:span text:style-name="T127">data = conn.recv(size)                 </text:span><text:span text:style-name="T128"># Получаем сообщ</text:span><text:span text:style-name="T129">ение</text:span></text:p>
      <text:p text:style-name="P130"><text:span text:style-name="T131">    </text:span><text:span text:style-name="T132">data = bytes.decode(data)</text:span></text:p>
      <text:p text:style-name="P133">    </text:p>
      <text:p text:style-name="P134"><text:span text:style-name="T135">    </text:span><text:span text:style-name="T136">if</text:span><text:span text:style-name="T137"> </text:span><text:span text:style-name="T138">not</text:span><text:span text:style-name="T139"> data:</text:span></text:p>
      <text:p text:style-name="P140"><text:span text:style-name="T141">        </text:span><text:span text:style-name="T142">continue</text:span></text:p>
      <text:p text:style-name="P143">    </text:p>
      <text:p text:style-name="P144">    print(data)</text:p>
      <text:p text:style-name="P145"><text:span text:style-name="T146">    conn.send(</text:span><text:span text:style-name="T147">b</text:span><text:span text:style-name="T148">'Complete'</text:span><text:span text:style-name="T149">)                 </text:span><text:span text:style-name="T150"># </text:span><text:span text:style-name="T151">Отправляем</text:span><text:span text:style-name="T152"> </text:span><text:span text:style-name="T153">подтверждение</text:span></text:p>
      <text:p text:style-name="P154">    conn.close()</text:p>
      <text:p text:style-name="P155">    </text:p>
      <text:p text:style-name="P156">tcp_socket.close()</text:p>
      <text:p text:style-name="P157"/>
      <text:p text:style-name="P158"/>
      <text:p text:style-name="P159"/>
      <text:p text:style-name="P160">Клиент</text:p>
      <text:p text:style-name="Обычный">Исходный текст файла<text:s/><text:span text:style-name="T161">client</text:span>.<text:span text:style-name="T162">py</text:span></text:p>
      <text:p text:style-name="P163"><text:span text:style-name="T164">#!/</text:span><text:span text:style-name="T165">usr</text:span><text:span text:style-name="T166">/</text:span><text:span text:style-name="T167">bin</text:span><text:span text:style-name="T168">/</text:span><text:span text:style-name="T169">python</text:span><text:span text:style-name="T170">3</text:span></text:p>
      <text:p text:style-name="P171"><text:span text:style-name="T172">from</text:span><text:span text:style-name="T173"> socket </text:span><text:span text:style-name="T174">import</text:span><text:span text:style-name="T175"> *</text:span></text:p>
      <text:p text:style-name="P176"><text:span text:style-name="T177">import</text:span><text:span text:style-name="T178"> sys</text:span></text:p>
      <text:p text:style-name="P179"><text:span text:style-name="T180">import</text:span><text:span text:style-name="T181"> os</text:span></text:p>
      <text:p text:style-name="P182"><text:span text:style-name="T183">import</text:span><text:span text:style-name="T184"> time</text:span></text:p>
      <text:p text:style-name="P185"><text:span text:style-name="T186">import</text:span><text:span text:style-name="T187"> toml</text:span></text:p>
      <text:p text:style-name="P188"/>
      <text:p text:style-name="P189"><text:span text:style-name="T190"># Загружаем данные конфигурации из файла config.toml</text:span></text:p>
      <text:p text:style-name="P191"><text:span text:style-name="T192">config=toml.load(</text:span><text:span text:style-name="T193">"config.toml"</text:span><text:span text:style-name="T194">)</text:span></text:p>
      <text:p text:style-name="P195"><text:span text:style-name="T196">host = config[</text:span><text:span text:style-name="T197">'host'</text:span><text:span text:style-name="T198">]</text:span></text:p>
      <text:p text:style-name="P199"><text:span text:style-name="T200">port = config[</text:span><text:span text:style-name="T201">'port'</text:span><text:span text:style-name="T202">]</text:span></text:p>
      <text:p text:style-name="P203">addr = (host,port)</text:p>
      <text:p text:style-name="P204"><text:span text:style-name="T205">timeout=config[</text:span><text:span text:style-name="T206">'timeout'</text:span><text:span text:style-name="T207">]</text:span></text:p>
      <text:p text:style-name="P208"><text:span text:style-name="T209">command=config[</text:span><text:span text:style-name="T210">'command'</text:span><text:span text:style-name="T211">]</text:span></text:p>
      <text:p text:style-name="P212"/>
      <text:p text:style-name="P213"><text:span text:style-name="T214">while</text:span><text:span text:style-name="T215"> </text:span><text:span text:style-name="T216">True</text:span><text:span text:style-name="T217">:</text:span></text:p>
      <text:p text:style-name="P218"><text:span text:style-name="T219">    tcp_socket = socket(AF_INET, SOCK_STREAM)   </text:span><text:span text:style-name="T220">#   </text:span><text:span text:style-name="T221">Открываем</text:span><text:span text:style-name="T222"> </text:span><text:span text:style-name="T223">сокет</text:span><text:span text:style-name="T224"> </text:span><text:span text:style-name="T225">с</text:span><text:span text:style-name="T226"> </text:span><text:span text:style-name="T227">параметрами</text:span><text:span text:style-name="T228"> </text:span><text:span text:style-name="T229">сети</text:span><text:span text:style-name="T230">,</text:span></text:p>
      <text:p text:style-name="P231"><text:span text:style-name="T232">    tcp_socket.connect(addr)                    </text:span><text:span text:style-name="T233"># </text:span><text:span text:style-name="T234">устанавливаем</text:span><text:span text:style-name="T235"> </text:span><text:span text:style-name="T236">соединение</text:span><text:span text:style-name="T237"> </text:span><text:span text:style-name="T238">с</text:span><text:span text:style-name="T239"> </text:span><text:span text:style-name="T240">сервером</text:span><text:span text:style-name="T241">.</text:span></text:p>
      <text:p text:style-name="P242"><text:span text:style-name="T243">    </text:span><text:span text:style-name="T244">data = os.popen(command).read()             </text:span><text:span text:style-name="T245">#   Результ опроса WiFi соединений</text:span></text:p>
      <text:p text:style-name="P246"><text:span text:style-name="T247">                                                </text:span><text:span text:style-name="T248"># записываем в переменную data</text:span></text:p>
      <text:p text:style-name="P249"><text:span text:style-name="T250">    </text:span><text:span text:style-name="T251">if</text:span><text:span text:style-name="T252"> </text:span><text:span text:style-name="T253">not</text:span><text:span text:style-name="T254"> data :                                </text:span></text:p>
      <text:p text:style-name="P255"><text:span text:style-name="T256">        data=</text:span><text:span text:style-name="T257">'No detected network'</text:span><text:span text:style-name="T258">              </text:span><text:span text:style-name="T259"># </text:span><text:span text:style-name="T260">Выполняется</text:span><text:span text:style-name="T261"> </text:span><text:span text:style-name="T262">проверка</text:span><text:span text:style-name="T263"> </text:span><text:span text:style-name="T264">на</text:span><text:span text:style-name="T265"> </text:span><text:span text:style-name="T266">наличие</text:span><text:span text:style-name="T267"> WiFi-</text:span><text:span text:style-name="T268">соединений</text:span></text:p>
      <text:p text:style-name="P269">        </text:p>
      <text:p text:style-name="P270">    data = str.encode(data)                     </text:p>
      <text:p text:style-name="P271"><text:span text:style-name="T272">    </text:span><text:span text:style-name="T273">tcp_socket.send(data)                       </text:span><text:span text:style-name="T274"># Выполняется отправка данных на сервер</text:span></text:p>
      <text:p text:style-name="P275">    data = bytes.decode(data)</text:p>
      <text:p text:style-name="P276"><text:span text:style-name="T277">    data = tcp_socket.recv(</text:span><text:span text:style-name="T278">102</text:span><text:span text:style-name="T279">4</text:span><text:span text:style-name="T280">)                </text:span><text:span text:style-name="T281"># Получаем подтверждения от сервера о полученных данных</text:span></text:p>
      <text:p text:style-name="P282"><text:span text:style-name="T283">    </text:span><text:span text:style-name="T284">data = bytes.decode(data)</text:span></text:p>
      <text:p text:style-name="P285">    print(data)</text:p>
      <text:p text:style-name="P286">    tcp_socket.close()</text:p>
      <text:p text:style-name="P287">    time.sleep(timeout)</text:p>
      <text:p text:style-name="P288"/>
      <text:p text:style-name="P2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E" style:display-name="3" style:family="paragraph" style:parent-style-name="Standard" style:auto-update="true">
      <style:paragraph-properties fo:text-align="justify" fo:margin-top="0.0833in" fo:margin-bottom="0.0833in" fo:line-height="0.25in" fo:text-indent="0.4923in"/>
      <style:text-properties style:font-name="Times New Roman" style:font-name-asian="Times New Roman" style:font-name-complex="Arial" fo:color="#000000" fo:font-size="14pt" style:font-size-asian="14pt" style:font-size-complex="11.5pt" fo:background-color="#FFFFFF" fo:hyphenate="false"/>
    </style:style>
    <style:style style:name="E0" style:display-name="5" style:family="paragraph" style:parent-style-name="Абзацсписка" style:auto-update="true">
      <style:paragraph-properties fo:text-align="justify" fo:margin-top="0.0833in" fo:margin-bottom="0.0833in" fo:line-height="0.25in" fo:margin-left="0.9847in" fo:text-indent="-0.2951in">
        <style:tab-stops>
          <style:tab-stop style:type="left" style:position="0.9847in"/>
        </style:tab-stops>
      </style:paragraph-properties>
      <style:text-properties style:font-name="Times New Roman" style:font-name-asian="Times New Roman" style:font-name-complex="Arial" fo:color="#000000" fo:font-size="14pt" style:font-size-asian="14pt" style:font-size-complex="11.5pt" fo:background-color="#FFFFFF" fo:hyphenate="false"/>
    </style:style>
    <style:style style:name="E1" style:display-name="3-1" style:family="paragraph" style:parent-style-name="E">
      <style:text-properties fo:hyphenate="false"/>
    </style:style>
    <style:style style:name="ГОСТ7.32" style:display-name="ГОСТ 7.32" style:family="paragraph" style:parent-style-name="Обычный">
      <style:paragraph-properties fo:text-indent="0.4923in"/>
      <style:text-properties style:font-weight-complex="bold" fo:color="#000000" style:font-size-complex="14pt" fo:background-color="#FAFAFA" fo:hyphenate="false"/>
    </style:style>
    <style:style style:name="Знак" style:display-name="3 Знак" style:family="text" style:parent-style-name="Основнойшрифтабзаца">
      <style:text-properties style:font-name="Times New Roman" style:font-name-asian="Times New Roman" style:font-name-complex="Arial" fo:color="#000000" fo:font-size="14pt" style:font-size-asian="14pt" style:font-size-complex="11.5pt"/>
    </style:style>
    <style:style style:name="АбзацспискаЗнак" style:display-name="Абзац списка Знак" style:family="text" style:parent-style-name="Основнойшрифтабзаца"/>
    <style:style style:name="Знак0" style:display-name="5 Знак" style:family="text" style:parent-style-name="АбзацспискаЗнак">
      <style:text-properties style:font-name="Times New Roman" style:font-name-asian="Times New Roman" style:font-name-complex="Arial" fo:color="#000000" fo:font-size="14pt" style:font-size-asian="14pt" style:font-size-complex="11.5pt"/>
    </style:style>
    <style:style style:name="Знак1" style:display-name="3-1 Знак" style:family="text" style:parent-style-name="Знак">
      <style:text-properties style:font-name="Times New Roman" style:font-name-asian="Times New Roman" style:font-name-complex="Arial" fo:color="#000000" fo:font-size="14pt" style:font-size-asian="14pt" style:font-size-complex="11.5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vned</meta:initial-creator>
    <dc:creator>Алексей</dc:creator>
    <meta:creation-date>2020-07-15T09:14:00Z</meta:creation-date>
    <dc:date>2020-07-17T03:30:00Z</dc:date>
    <meta:template xlink:href="Normal" xlink:type="simple"/>
    <meta:editing-cycles>7</meta:editing-cycles>
    <meta:editing-duration>PT5340S</meta:editing-duration>
    <meta:user-defined meta:name="AppVersion">12.0000</meta:user-defined>
    <meta:user-defined meta:name="Company">DG Win&amp;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8" meta:word-count="617" meta:character-count="4127" meta:row-count="29" meta:non-whitespace-character-count="3518"/>
  </office:meta>
</office:document-meta>
</file>